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c0e6f" officeooo:paragraph-rsid="000c0e6f"/>
    </style:style>
    <style:style style:name="P2" style:family="paragraph" style:parent-style-name="Standard">
      <style:text-properties officeooo:rsid="000c0e6f" officeooo:paragraph-rsid="000c506e"/>
    </style:style>
    <style:style style:name="P3" style:family="paragraph" style:parent-style-name="Standard">
      <style:text-properties officeooo:rsid="000c0e6f" officeooo:paragraph-rsid="0012ea68"/>
    </style:style>
    <style:style style:name="P4" style:family="paragraph" style:parent-style-name="Standard">
      <style:text-properties officeooo:rsid="000c506e" officeooo:paragraph-rsid="000c506e"/>
    </style:style>
    <style:style style:name="P5" style:family="paragraph" style:parent-style-name="Standard">
      <style:text-properties officeooo:rsid="000c506e" officeooo:paragraph-rsid="00114d22"/>
    </style:style>
    <style:style style:name="P6" style:family="paragraph" style:parent-style-name="Standard">
      <style:text-properties style:font-name="Times New Roman" fo:font-size="12pt" officeooo:rsid="00260e0f" officeooo:paragraph-rsid="000c506e" style:font-size-asian="12pt" style:font-size-complex="12pt"/>
    </style:style>
    <style:style style:name="P7" style:family="paragraph" style:parent-style-name="Standard">
      <style:text-properties style:font-name="Times New Roman" fo:font-size="12pt" officeooo:rsid="000c506e" officeooo:paragraph-rsid="000c506e" style:font-size-asian="12pt" style:font-size-complex="12pt"/>
    </style:style>
    <style:style style:name="P8" style:family="paragraph" style:parent-style-name="Standard">
      <style:text-properties style:font-name="Times New Roman" fo:font-size="12pt" officeooo:rsid="000cc19d" officeooo:paragraph-rsid="000cc19d" style:font-size-asian="12pt" style:font-size-complex="12pt"/>
    </style:style>
    <style:style style:name="P9" style:family="paragraph" style:parent-style-name="Standard">
      <style:text-properties style:font-name="Times New Roman" fo:font-size="12pt" officeooo:rsid="000cc19d" officeooo:paragraph-rsid="000ec14d" style:font-size-asian="12pt" style:font-size-complex="12pt"/>
    </style:style>
    <style:style style:name="P10" style:family="paragraph" style:parent-style-name="Standard">
      <style:text-properties style:font-name="Times New Roman" fo:font-size="12pt" officeooo:rsid="000ec14d" officeooo:paragraph-rsid="000ec14d" style:font-size-asian="12pt" style:font-size-complex="12pt"/>
    </style:style>
    <style:style style:name="P11" style:family="paragraph" style:parent-style-name="Standard">
      <style:text-properties style:font-name="Times New Roman" fo:font-size="12pt" officeooo:rsid="000ec14d" officeooo:paragraph-rsid="00114d22" style:font-size-asian="12pt" style:font-size-complex="12pt"/>
    </style:style>
    <style:style style:name="P12" style:family="paragraph" style:parent-style-name="Standard">
      <style:text-properties style:font-name="Times New Roman" fo:font-size="12pt" officeooo:rsid="001e8e07" officeooo:paragraph-rsid="000c506e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e8e07" officeooo:paragraph-rsid="00114d22" style:font-size-asian="12pt" style:font-size-complex="12pt"/>
    </style:style>
    <style:style style:name="P14" style:family="paragraph" style:parent-style-name="Standard">
      <style:text-properties style:font-name="Times New Roman" fo:font-size="12pt" officeooo:rsid="001f906f" officeooo:paragraph-rsid="000c506e" style:font-size-asian="12pt" style:font-size-complex="12pt"/>
    </style:style>
    <style:style style:name="P15" style:family="paragraph" style:parent-style-name="Standard">
      <style:text-properties officeooo:rsid="000c0e6f" officeooo:paragraph-rsid="0012ea68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e8e07" style:font-size-asian="12pt" style:font-size-complex="12pt"/>
    </style:style>
    <style:style style:name="T3" style:family="text">
      <style:text-properties style:font-name="Times New Roman" fo:font-size="12pt" officeooo:rsid="001f906f" style:font-size-asian="12pt" style:font-size-complex="12pt"/>
    </style:style>
    <style:style style:name="T4" style:family="text">
      <style:text-properties style:font-name="Times New Roman" fo:font-size="12pt" officeooo:rsid="0025fad4" style:font-size-asian="12pt" style:font-size-complex="12pt"/>
    </style:style>
    <style:style style:name="T5" style:family="text">
      <style:text-properties officeooo:rsid="0025fad4"/>
    </style:style>
    <style:style style:name="T6" style:family="text">
      <style:text-properties officeooo:rsid="002beae1"/>
    </style:style>
    <style:style style:name="T7" style:family="text">
      <style:text-properties officeooo:rsid="000ec14d"/>
    </style:style>
    <style:style style:name="T8" style:family="text">
      <style:text-properties officeooo:rsid="00114d22"/>
    </style:style>
    <style:style style:name="T9" style:family="text">
      <style:text-properties officeooo:rsid="0011af95"/>
    </style:style>
    <style:style style:name="T10" style:family="text">
      <style:text-properties officeooo:rsid="00126490"/>
    </style:style>
    <style:style style:name="T11" style:family="text">
      <style:text-properties officeooo:rsid="00126b4f"/>
    </style:style>
    <style:style style:name="T12" style:family="text">
      <style:text-properties officeooo:rsid="0012ea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ation : </text:p>
      <text:p text:style-name="P1"/>
      <text:p text:style-name="P1">Exercice 1 : </text:p>
      <text:p text:style-name="P3">1) Dans une expérience aléatoire où il y a équiprobabilité, la probabilité d’un événement est égale au q<text:span text:style-name="T12">u</text:span>otient du nombre d’issues favorables permettant à l’événement de se réaliser par le nombre total d’issues possibles </text:p>
      <text:p text:style-name="P1">2) Penser à utiliser l’événement contraire.</text:p>
      <text:p text:style-name="P1"/>
      <text:p text:style-name="P1">Exercice 2 : </text:p>
      <text:p text:style-name="P1"/>
      <text:p text:style-name="P1">1) <text:s/>Attention à l’ordre de remplissage des cases</text:p>
      <text:p text:style-name="P1"/>
      <text:p text:style-name="P1">2) Dans une expérience aléatoire où il y a équiprobabilité, la probabilité d’un événement est égale au q<text:span text:style-name="T12">u</text:span>otient du nombre d’issues favorables permettant à l’événement de se réaliser par le nombre total d’issues possibles </text:p>
      <text:p text:style-name="P3">3) Dans une expérience aléatoire où il y a équiprobabilité, la probabilité d’un événement est égale au q<text:span text:style-name="T12">u</text:span>otient du nombre d’issues favorables permettant à l’événement de se réaliser par le nombre total d’issues possibles </text:p>
      <text:p text:style-name="P3">4)Dans une expérience aléatoire où il y a équiprobabilité, la probabilité d’un événement est égale au q<text:span text:style-name="T12">u</text:span>otient du nombre d’issues favorables permettant à l’événement de se réaliser par le nombre total d’issues possibles </text:p>
      <text:p text:style-name="P3">5) Dans une expérience aléatoire où il y a équiprobabilité, la probabilité d’un événement est égale au q<text:span text:style-name="T12">u</text:span>otient du nombre d’issues favorables permettant à l’événement de se réaliser par le nombre total d’issues possibles</text:p>
      <text:p text:style-name="P1"/>
      <text:p text:style-name="P1">Exercice 3 : </text:p>
      <text:p text:style-name="P1">1) L’effectif total est donné par la somme de tout les effectifs.</text:p>
      <text:p text:style-name="P1"/>
      <text:p text:style-name="P3">2) Dans une expérience aléatoire où il y a équiprobabilité, la probabilité d’un événement est égale au q<text:span text:style-name="T12">u</text:span>otient du nombre d’issues favorables permettant à l’événement de se réaliser par le nombre total d’issues possibles</text:p>
      <text:p text:style-name="P3"/>
      <text:p text:style-name="P1">3) <text:s/>Penser à l’événement co<text:span text:style-name="T11">ntraire</text:span>.</text:p>
      <text:p text:style-name="P1"/>
      <text:p text:style-name="P1">Exercice 4 :</text:p>
      <text:p text:style-name="P1"/>
      <text:p text:style-name="P2">1) L’effectif total est donné par la somme de tout les effectifs.</text:p>
      <text:p text:style-name="P2"/>
      <text:p text:style-name="P5">2) <text:span text:style-name="T8">A partir de quand un véhicule est en excès de vitesse ?</text:span></text:p>
      <text:p text:style-name="P13">La fréquence d’apparition est donnée par le quotient de son effectif par l’effectif total.</text:p>
      <text:p text:style-name="P12"/>
      <text:p text:style-name="P4"><text:span text:style-name="T2">3</text:span><text:span text:style-name="T1">) </text:span><text:span text:style-name="T3">L’étendue d’une série de données est la différence entre la plus grande valeur et la plus petite valeur de la série.</text:span></text:p>
      <text:p text:style-name="P14"/>
      <text:p text:style-name="P4"><text:span text:style-name="T3">E</text:span><text:span text:style-name="T1">xercice 5 : </text:span></text:p>
      <text:p text:style-name="P4"><text:span text:style-name="T1">1) </text:span><text:span text:style-name="T3">L’étendue d’une série de données est la différence entre la plus grande valeur et la plus petite valeur de la série.</text:span></text:p>
      <text:p text:style-name="P14"/>
      <text:p text:style-name="P4"><text:span text:style-name="T3">2</text:span><text:span text:style-name="T1">) </text:span><text:span text:style-name="T2">La fréquence d’apparition est donnée par le quotient de son effectif par l’effectif total.</text:span></text:p>
      <text:p text:style-name="P12"/>
      <text:p text:style-name="P4"><text:span text:style-name="T2">E</text:span><text:span text:style-name="T1">xercice 6 :</text:span></text:p>
      <text:p text:style-name="P4"><text:soft-page-break/><text:span text:style-name="T1"><text:s/>1) </text:span><text:span text:style-name="T4">Une situation de proportionnalité est représentée graphiquement dans un repère par des points alignés avec l’origine du repère. </text:span></text:p>
      <text:p text:style-name="P6">Réciproquement, si une situation est représentée graphiquement dans un repère par des points alignés avec l’origine du repère, c’est une situation de proportionnalité. </text:p>
      <text:p text:style-name="P6"/>
      <text:p text:style-name="P7">Exercice 7 : </text:p>
      <text:p text:style-name="P7">1) <text:span text:style-name="T5">Une situation de proportionnalité est représentée graphiquement dans un repère par des points alignés avec l’origine du repère. </text:span></text:p>
      <text:p text:style-name="P6">Réciproquement, si une situation est représentée graphiquement dans un repère par des points alignés avec l’origine du repère, c’est une situation de proportionnalité. </text:p>
      <text:p text:style-name="P6"/>
      <text:p text:style-name="P7">Exercice 8 : </text:p>
      <text:p text:style-name="P7"/>
      <text:p text:style-name="P7">1) <text:span text:style-name="T9">Remplir avec ce que nous donne l’énoncé. </text:span></text:p>
      <text:p text:style-name="P7"/>
      <text:p text:style-name="P7">2) <text:span text:style-name="T6">Un tableau de proportionnalité est un tableau dans lequel on obtient les nombres d’une ligne en multipliant l’autre ligne par un même nombre</text:span></text:p>
      <text:p text:style-name="P7"/>
      <text:p text:style-name="P7">3) Par quel nombre multiplie t on pour passer d’une ligne à l’autre ? </text:p>
      <text:p text:style-name="P7"/>
      <text:p text:style-name="P7">4) <text:span text:style-name="T8">Il faut mettre en relation le nombre d’images totales du film avec la durée du film. </text:span></text:p>
      <text:p text:style-name="P7"/>
      <text:p text:style-name="P8">Exercice 9 : </text:p>
      <text:p text:style-name="P8">1) Diminuer une valeur de a % revient à multiplier cette valeur par : <draw:frame draw:style-name="fr1" draw:name="Objet30" text:anchor-type="as-char" svg:y="-0.619cm" svg:width="1.485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.</text:p>
      <text:p text:style-name="P8"><text:span text:style-name="T7">2</text:span>) On utilise le coefficient multiplicateur sur le nombre initiale <text:span text:style-name="T10">d’images</text:span>. </text:p>
      <text:p text:style-name="P8"/>
      <text:p text:style-name="P9">3) <text:span text:style-name="T8">Essayer de faire correspondre y et x avec les données de l’énoncé et de la question précédente</text:span></text:p>
      <text:p text:style-name="P8"/>
      <text:p text:style-name="P11">4) Trouver dans un premier temps le coefficient multiplicateur.</text:p>
      <text:p text:style-name="P11">Écrire sous forme d’<text:span text:style-name="T9">une </text:span>équation puis la résoudre.</text:p>
      <text:p text:style-name="P10"/>
      <text:p text:style-name="P10">Exercice 10 : </text:p>
      <text:p text:style-name="P10">1) Chercher le coefficient multiplicateur. En déduire le pourcentage d’augmentation.</text:p>
      <text:p text:style-name="P10"/>
      <text:p text:style-name="P10">2) <text:span text:style-name="T8">Essayer de faire correspondre y et x avec les données de l’énoncé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4:46:46.838000000</meta:creation-date>
    <dc:date>2022-11-21T01:34:31.941000000</dc:date>
    <meta:editing-duration>PT44M2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1" meta:page-count="2" meta:paragraph-count="42" meta:word-count="595" meta:character-count="3656" meta:non-whitespace-character-count="3078"/>
  </office:meta>
</office:document-meta>
</file>

<file path=Object 1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